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Bundle.to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undle.format( String message , Object ...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Bundle.getMessages( Class &lt; T &gt; bundle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undle.handleGet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undle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undle.forma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undle.getMessages( Class &lt; T &gt; bundleInterfac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undle.Message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